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085a51" officeooo:paragraph-rsid="01085a51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0ed723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1pt" officeooo:rsid="0109c74a" officeooo:paragraph-rsid="0109c74a" style:font-size-asian="11pt" style:font-size-complex="11pt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c7f4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ff67e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263c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6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9c74a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19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de8ee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1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2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e83a0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3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normal" officeooo:rsid="011e83a0" officeooo:paragraph-rsid="011e83a0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04d3a" officeooo:paragraph-rsid="01104d3a" style:font-size-asian="11pt" style:font-size-complex="11pt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1b3709" style:font-size-asian="11pt" style:font-size-complex="11pt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b0232" officeooo:paragraph-rsid="010b0232" style:font-size-asian="11pt" style:font-size-complex="11pt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d6db9" officeooo:paragraph-rsid="011d6db9" style:font-size-asian="11pt" style:font-size-complex="11pt"/>
    </style:style>
    <style:style style:name="P2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ff67e" officeooo:paragraph-rsid="011ff67e" style:font-size-asian="11pt" style:font-size-complex="11pt"/>
    </style:style>
    <style:style style:name="P30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color="#000000" fo:language="en" fo:country="US" style:letter-kerning="true" style:font-name-asian="Arial1" style:language-asian="zxx" style:country-asian="none" style:font-name-complex="Liberation Serif2" style:language-complex="zxx" style:country-complex="none"/>
    </style:style>
    <style:style style:name="T5" style:family="text">
      <style:text-properties style:text-underline-style="none" fo:font-weight="bold" officeooo:rsid="00281509" style:font-weight-asian="bold" style:font-weight-complex="bold"/>
    </style:style>
    <style:style style:name="T6" style:family="text">
      <style:text-properties style:use-window-font-color="true" fo:font-weight="bold" officeooo:rsid="0109c74a" style:font-weight-asian="bold" style:font-weight-complex="bold"/>
    </style:style>
    <style:style style:name="T7" style:family="text">
      <style:text-properties officeooo:rsid="011e73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company.party.name&gt;</text:placeholder></text:p>
      <text:p text:style-name="P3">CIERRE DE CAJA</text:p>
      <text:p text:style-name="P4"><text:span text:style-name="T6">FECHA: </text:span><text:span text:style-name="T5"><text:placeholder text:placeholder-type="text">&lt;fecha&gt;</text:placeholder>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escripción </text:p>
          </table:table-cell>
          <table:table-cell table:style-name="Table1.A1" office:value-type="string">
            <text:p text:style-name="P8">Total</text:p>
          </table:table-cell>
        </table:table-row>
        <table:table-row>
          <table:table-cell table:style-name="Table1.A1" office:value-type="string">
            <text:p text:style-name="P7">DETALLE DE CIERRE DE CAJA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VENTAS AL CONTAD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EFECTIVO</text:p>
          </table:table-cell>
          <table:table-cell table:style-name="Table1.A1" office:value-type="string">
            <text:p text:style-name="P17"><text:placeholder text:placeholder-type="text">&lt;(formatLang(ventas_efectivo, company.party.lang))&gt;</text:placeholder></text:p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cheque_efec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4">VENTAS EN CHEQUE</text:p>
          </table:table-cell>
          <table:table-cell table:style-name="Table1.A1" office:value-type="string">
            <text:p text:style-name="P12"><text:placeholder text:placeholder-type="text">&lt;(formatLang(ventas_cheque_efectiv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9"><text:span text:style-name="T4"><text:placeholder text:placeholder-type="text">&lt;if test="ventas_acumulativo != 0"&gt;</text:placeholder></text:span> 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8">PAGOS EN EFECTIVO PLAN ACUMULATIVO</text:p>
          </table:table-cell>
          <table:table-cell table:style-name="Table1.A1" office:value-type="string">
            <text:p text:style-name="P12"><text:placeholder text:placeholder-type="text">&lt;(formatLang(ventas_acumulativ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TOTAL VENTAS A CONTADO</text:p>
          </table:table-cell>
          <table:table-cell table:style-name="Table1.A1" office:value-type="string">
            <text:p text:style-name="P12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6"/>
          </table:table-cell>
        </table:table-row>
        <table:table-row table:style-name="Table1.4">
          <table:table-cell table:style-name="Table1.A4" office:value-type="string">
            <text:p text:style-name="P6">VENTAS A CREDIT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1"><text:placeholder text:placeholder-type="text">&lt;if test="ventas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VENTAS A CREDITO</text:p>
          </table:table-cell>
          <table:table-cell table:style-name="Table1.A1" office:value-type="string">
            <text:p text:style-name="P12"><text:placeholder text:placeholder-type="text">&lt;(formatLang(ventas_cred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alcance_efectivo_cred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VENTAS A CREDITO</text:p>
          </table:table-cell>
          <table:table-cell table:style-name="Table1.A1" office:value-type="string">
            <text:p text:style-name="P12"><text:placeholder text:placeholder-type="text">&lt;(formatLang(total_credito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DETALLE DE RECAUDACIONES DE CXC</text:p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21"><text:placeholder text:placeholder-type="text">&lt;if test="c_a_efectivo != 0"&gt;</text:placeholder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1"><text:placeholder text:placeholder-type="text">&lt;if test="c_a_deposito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COBROS Y ABONOS EN DEPOSITOS</text:p>
          </table:table-cell>
          <table:table-cell table:style-name="Table1.A1" office:value-type="string">
            <text:p text:style-name="P12"><text:placeholder text:placeholder-type="text">&lt;(formatLang(c_a_deposito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ext:soft-page-break/>
        <table:table-row>
          <table:table-cell table:style-name="Table1.A1" office:value-type="string">
            <text:p text:style-name="P21"><text:placeholder text:placeholder-type="text">&lt;if test="c_a_retencion != 0"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3">COBROS Y ABONOS POR RET. FUENTE</text:p>
          </table:table-cell>
          <table:table-cell table:style-name="Table1.A1" office:value-type="string">
            <text:p text:style-name="P15"><text:placeholder text:placeholder-type="text">&lt;(formatLang(c_a_retencion, company.party.lang))&gt;</text:placeholder></text:p>
          </table:table-cell>
        </table:table-row>
        <table:table-row>
          <table:table-cell table:style-name="Table1.A1" office:value-type="string">
            <text:p text:style-name="P22"><text:placeholder text:placeholder-type="text">&lt;/if&gt;</text:placeholder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25">TOTAL RECAUDACIONES</text:p>
          </table:table-cell>
          <table:table-cell table:style-name="Table1.A1" office:value-type="string">
            <text:p text:style-name="P13"><text:placeholder text:placeholder-type="text">&lt;(formatLang(total_recaudaciones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OMPROBANTES DE E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6">EFECTIVO</text:p>
          </table:table-cell>
          <table:table-cell table:style-name="Table1.A1" office:value-type="string">
            <text:p text:style-name="P17"><text:placeholder text:placeholder-type="text">&lt;(formatLang(efectivo_egreso, company.party.lang))&gt;</text:placeholder></text:p>
          </table:table-cell>
        </table:table-row>
        <table:table-row>
          <table:table-cell table:style-name="Table1.A1" office:value-type="string">
            <text:p text:style-name="P25">TOTAL</text:p>
          </table:table-cell>
          <table:table-cell table:style-name="Table1.A1" office:value-type="string">
            <text:p text:style-name="P12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18">COMPROBANTES DE INGRES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FLUJO DE EFECTIVO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VENTAS EN EFECTIVO</text:p>
          </table:table-cell>
          <table:table-cell table:style-name="Table1.A1" office:value-type="string">
            <text:p text:style-name="P12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5">COBROS Y ABONOS EN EFECTIVO</text:p>
          </table:table-cell>
          <table:table-cell table:style-name="Table1.A1" office:value-type="string">
            <text:p text:style-name="P12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5">ALCANCES EN EFECTIVO POR CREDITOS</text:p>
          </table:table-cell>
          <table:table-cell table:style-name="Table1.A1" office:value-type="string">
            <text:p text:style-name="P12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5">(-)ANTICIPOS UTILIZADO EN VENTAS EN EFECTIVO</text:p>
          </table:table-cell>
          <table:table-cell table:style-name="Table1.A1" office:value-type="string">
            <text:p text:style-name="P12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9">(-)DEVOLUCION EN EFECTIVO POR RETENCIONES</text:p>
          </table:table-cell>
          <table:table-cell table:style-name="Table1.A1" office:value-type="string">
            <text:p text:style-name="P14"><text:placeholder text:placeholder-type="text">&lt;(formatLang(devolucion_retencion, company.party.lang))&gt;</text:placeholder></text:p>
          </table:table-cell>
        </table:table-row>
        <table:table-row>
          <table:table-cell table:style-name="Table1.A1" office:value-type="string">
            <text:p text:style-name="P25">(-)COMPROBANTES DE EGRESO</text:p>
          </table:table-cell>
          <table:table-cell table:style-name="Table1.A1" office:value-type="string">
            <text:p text:style-name="P12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5">TOTAL FLUJO DE EFECTIVO</text:p>
          </table:table-cell>
          <table:table-cell table:style-name="Table1.A1" office:value-type="string">
            <text:p text:style-name="P12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 table:style-name="Table1.4">
          <table:table-cell table:style-name="Table1.A4" office:value-type="string">
            <text:p text:style-name="P6">CAJA GENERAL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5">ANTICIPOS DE CLIENTES CON DOCUMENTOS</text:p>
          </table:table-cell>
          <table:table-cell table:style-name="Table1.A1" office:value-type="string">
            <text:p text:style-name="P12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5">TOTAL EFECTIVO</text:p>
          </table:table-cell>
          <table:table-cell table:style-name="Table1.A1" office:value-type="string">
            <text:p text:style-name="P12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25">TOTAL CAJA GENERAL</text:p>
          </table:table-cell>
          <table:table-cell table:style-name="Table1.A1" office:value-type="string">
            <text:p text:style-name="P12"><text:placeholder text:placeholder-type="text">&lt;(formatLang(total_caja, company.party.lang))&gt;</text:placeholder>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9"/>
          </table:table-cell>
        </table:table-row>
        <text:soft-page-break/>
        <table:table-row>
          <table:table-cell table:style-name="Table1.A1" office:value-type="string">
            <text:p text:style-name="P27">TOTAL GENERAL DE VENTAS</text:p>
          </table:table-cell>
          <table:table-cell table:style-name="Table1.A1" office:value-type="string">
            <text:p text:style-name="P12"><text:placeholder text:placeholder-type="text">&lt;(formatLang(total_ventas, company.party.lang))&gt;</text:placeholder></text:p>
          </table:table-cell>
        </table:table-row>
        <table:table-row>
          <table:table-cell table:style-name="Table1.A1" office:value-type="string">
            <text:p text:style-name="P27">SUBTOTAL</text:p>
          </table:table-cell>
          <table:table-cell table:style-name="Table1.A1" office:value-type="string">
            <text:p text:style-name="P12"><text:placeholder text:placeholder-type="text">&lt;(formatLang(subtotal_ventas, company.party.lang))&gt;</text:placeholder></text:p>
          </table:table-cell>
        </table:table-row>
        <table:table-row>
          <table:table-cell table:style-name="Table1.A1" office:value-type="string">
            <text:p text:style-name="P27">DESCUENTOS</text:p>
          </table:table-cell>
          <table:table-cell table:style-name="Table1.A1" office:value-type="string">
            <text:p text:style-name="P12"><text:placeholder text:placeholder-type="text">&lt;(formatLang(descuentos, company.party.lang))&gt;</text:placeholder></text:p>
          </table:table-cell>
        </table:table-row>
        <table:table-row>
          <table:table-cell table:style-name="Table1.A1" office:value-type="string">
            <text:p text:style-name="P27">SUBTOTAL IVA 0%</text:p>
          </table:table-cell>
          <table:table-cell table:style-name="Table1.A1" office:value-type="string">
            <text:p text:style-name="P12"><text:placeholder text:placeholder-type="text">&lt;(formatLang(subtotal_0, company.party.lang))&gt;</text:placeholder></text:p>
          </table:table-cell>
        </table:table-row>
        <table:table-row>
          <table:table-cell table:style-name="Table1.A1" office:value-type="string">
            <text:p text:style-name="P27">SUBTOTAL IVA 1<text:span text:style-name="T7">4</text:span>%</text:p>
          </table:table-cell>
          <table:table-cell table:style-name="Table1.A1" office:value-type="string">
            <text:p text:style-name="P12"><text:placeholder text:placeholder-type="text">&lt;(formatLang(subtotal_14, company.party.lang))&gt;</text:placeholder></text:p>
          </table:table-cell>
        </table:table-row>
        <table:table-row>
          <table:table-cell table:style-name="Table1.A1" office:value-type="string">
            <text:p text:style-name="P27">IVA </text:p>
          </table:table-cell>
          <table:table-cell table:style-name="Table1.A1" office:value-type="string">
            <text:p text:style-name="P12"><text:placeholder text:placeholder-type="text">&lt;(formatLang(iva14, company.party.lang))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3</text:page-number></text:span><text:span text:style-name="MT2">/</text:span><text:span text:style-name="MT2"><text:page-count>3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3" meta:paragraph-count="87" meta:word-count="241" meta:character-count="2640" meta:non-whitespace-character-count="2481"/>
    <meta:user-defined meta:name="Info 1"/>
    <meta:user-defined meta:name="Info 2"/>
    <meta:user-defined meta:name="Info 3"/>
    <meta:user-defined meta:name="Info 4"/>
  </office:meta>
</office:document-meta>
</file>